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area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text:span>The Text Area is a Widget with a Label and a cursor on it. Texts or characters can be added to it. Long lines are wrapped and when the text becomes long enough the Text area can be scrolled.</text:span></text:p><text:p text:style-name="Standard"/><text:p text:style-name="Standard"><text:span>One line mode and password modes are supported.</text:span></text:p><text:p text:style-name="Standard"/><text:p text:style-name="Standard">More info (<text:a xlink:type="simple" xlink:href="https://docs.lvgl.io/8.3/widgets/core/textarea.html" text:style-name="Internet_20_link" text:visited-style-name="Visited_20_Internet_20_Link">link</text:a>)</text:p><text:p text:style-name="Standard"/>

            
                <text:list xml:id="list_Textarea2" text:continue-numbering="true" text:continue-list="list_Textare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area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ext to be displayed.</text:span></text:p><text:p text:style-name="Standard"/>,
                                            <text:list xml:id="list_Textarea5" text:continue-numbering="true" text:continue-list="list_Textarea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text:span>Here we can choose that the </text:span><text:span text:style-name="backtick">Text</text:span><text:span> item is calculated from the Expression.</text:span></text:p><text:p text:style-name="Standard"/>,
                                            <text:list xml:id="list_Textarea6" text:continue-numbering="true" text:continue-list="list_Textarea5"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text:span>A placeholder text can be specified – which is displayed when the </text:span><text:span text:style-name="backtick">Text</text:span><text:span> area is empty.</text:span></text:p><text:p text:style-name="Standard"/>,
                                            <text:list xml:id="list_Textarea7" text:continue-numbering="true" text:continue-list="list_Textarea6"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text:span>If enable, the </text:span><text:span text:style-name="backtick">Text</text:span><text:span> area is configured to be on a single line. In this mode the height is set automatically to show only one line, line break characters are ignored, and word wrap is disabled.</text:span></text:p><text:p text:style-name="Standard"/>,
                                            <text:list xml:id="list_Textarea8" text:continue-numbering="true" text:continue-list="list_Textarea7"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ext:span>This enables password mode. By default, if the </text:span><text:span text:style-name="backtick">•</text:span><text:span> (Bullet, U+2022) character exists in the font, the entered characters are converted to it after some time or when a new character is entered. If </text:span><text:span text:style-name="backtick">•</text:span><text:span> does not exist in the font, </text:span><text:span text:style-name="backtick">\*</text:span><text:span> will be used.</text:span></text:p><text:p text:style-name="Standard"/>,
                                            <text:list xml:id="list_Textarea9" text:continue-numbering="true" text:continue-list="list_Textarea8"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text:span>We can set a list of accepted characters with this property. Other characters will be ignored.</text:span></text:p><text:p text:style-name="Standard"/>,
                                            <text:list xml:id="list_Textarea10" text:continue-numbering="true" text:continue-list="list_Textarea9"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ext:span>The maximum number of characters can be limited with this propert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area11" text:continue-numbering="true" text:continue-list="list_Textarea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area12" text:continue-numbering="true" text:continue-list="list_Textarea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Textarea13" text:continue-numbering="true" text:continue-list="list_Textarea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Textarea14" text:continue-numbering="true" text:continue-list="list_Textarea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Textarea15" text:continue-numbering="true" text:continue-list="list_Textarea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Textarea16"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Textarea17" text:continue-numbering="true" text:continue-list="list_Textarea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Textarea18" text:continue-numbering="true" text:continue-list="list_Textarea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Textarea19"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Textarea20" text:continue-numbering="true" text:continue-list="list_Textarea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Textarea21" text:continue-numbering="true" text:continue-list="list_Textarea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Textarea22"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Textarea23" text:continue-numbering="true" text:continue-list="list_Textarea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Textarea24" text:continue-numbering="true" text:continue-list="list_Textarea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Textarea25"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area26" text:continue-numbering="true" text:continue-list="list_Textarea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extarea27" text:continue-numbering="true" text:continue-list="list_Textarea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Textarea28" text:continue-numbering="true" text:continue-list="list_Textarea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Textarea29" text:continue-numbering="true" text:continue-list="list_Textarea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Textarea30" text:continue-numbering="true" text:continue-list="list_Textarea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Textarea31" text:continue-numbering="true" text:continue-list="list_Textarea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Textarea32" text:continue-numbering="true" text:continue-list="list_Textarea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Textarea33" text:continue-numbering="true" text:continue-list="list_Textarea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Textarea34" text:continue-numbering="true" text:continue-list="list_Textarea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Textarea35" text:continue-numbering="true" text:continue-list="list_Textarea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Textarea36" text:continue-numbering="true" text:continue-list="list_Textarea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Textarea37" text:continue-numbering="true" text:continue-list="list_Textarea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Textarea38" text:continue-numbering="true" text:continue-list="list_Textarea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Textarea39" text:continue-numbering="true" text:continue-list="list_Textarea38"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Textarea40" text:continue-numbering="true" text:continue-list="list_Textarea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Textarea41" text:continue-numbering="true" text:continue-list="list_Textarea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Textarea42" text:continue-numbering="true" text:continue-list="list_Textarea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Textarea43" text:continue-numbering="true" text:continue-list="list_Textarea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Textarea44" text:continue-numbering="true" text:continue-list="list_Textarea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Textarea45" text:continue-numbering="true" text:continue-list="list_Textarea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Textarea46" text:continue-numbering="true" text:continue-list="list_Textarea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Textarea47" text:continue-numbering="true" text:continue-list="list_Textarea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Textarea48" text:continue-numbering="true" text:continue-list="list_Textarea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Textarea49" text:continue-numbering="true" text:continue-list="list_Textarea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extarea50" text:continue-numbering="true" text:continue-list="list_Textarea4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Textarea51" text:continue-numbering="true" text:continue-list="list_Textarea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Textarea52" text:continue-numbering="true" text:continue-list="list_Textarea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Textarea53" text:continue-numbering="true" text:continue-list="list_Textarea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Textarea54" text:continue-numbering="true" text:continue-list="list_Textarea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Textarea55" text:continue-numbering="true" text:continue-list="list_Textarea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area56" text:continue-numbering="true" text:continue-list="list_Textarea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xtarea57"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area58" text:continue-numbering="true" text:continue-list="list_Textarea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extarea59" text:continue-numbering="true" text:continue-list="list_Textarea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extarea60" text:continue-numbering="true" text:continue-list="list_Textarea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xtarea3" text:continue-numbering="true" text:continue-list="list_Textarea2" text:style-name="Outline">
                        <text:list-item>
                            <text:list>
                                <text:list-item>
                                    <text:h text:style-name="Heading_20_2" text:outline-level="2">Examples</text:h>
                                </text:list-item>
                            </text:list>
                        </text:list-item>
                    </text:list>
                    <text:p text:style-name="Standard"/>
                    <text:list xml:id="list_Textarea61"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